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79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Nimbus Sans L" fo:font-weight="bold" style:font-name-asian="DejaVuSans" style:font-weight-asian="bold" style:font-name-complex="Tahoma" style:font-weight-complex="bold"/>
    </style:style>
    <style:style style:name="gr1" style:family="graphic">
      <style:graphic-properties draw:ole-draw-aspect="1"/>
    </style:style>
    <style:style style:name="T1" style:family="text">
      <style:text-properties fo:language="en" fo:country="GB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*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OS Arch</text:p>
          </table:table-cell>
          <table:table-cell office:value-type="string">
            <text:p>i686</text:p>
          </table:table-cell>
          <table:table-cell office:value-type="string">
            <text:p>x86_64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>
          <table:table-cell office:value-type="string">
            <text:p>Compiler</text:p>
          </table:table-cell>
          <table:table-cell office:value-type="string">
            <text:p>gcc 4.1.3</text:p>
          </table:table-cell>
          <table:table-cell office:value-type="string">
            <text:p>gcc 4.3.2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*As advertised</text:p>
          </table:table-cell>
          <table:table-cell table:number-columns-repeated="25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sts" table:style-name="ta1" table:print="false">
        <office:forms form:automatic-focus="false" form:apply-design-mode="false"/>
        <table:table-column table:style-name="co5" table:default-cell-style-name="ce1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51" table:default-cell-style-name="ce2"/>
        <table:table-row table:style-name="ro1">
          <table:table-cell office:value-type="string">
            <text:p>Test</text:p>
          </table:table-cell>
          <table:table-cell table:style-name="ce1" office:value-type="string">
            <text:p>Compiled on</text:p>
          </table:table-cell>
          <table:table-cell table:style-name="ce3" office:value-type="string">
            <text:p>Size</text:p>
          </table:table-cell>
          <table:table-cell table:style-name="ce1" office:value-type="string">
            <text:p>Num Object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Us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220a</text:p>
          </table:table-cell>
          <table:table-cell office:value-type="string">
            <text:p>Athlon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oad</text:p>
          </table:table-cell>
          <table:table-cell office:value-type="string">
            <text:p>Native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 table:number-rows-repeated="6552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og2_thread" table:style-name="ta1" table:print="false">
        <office:forms form:automatic-focus="false" form:apply-design-mode="false"/>
        <table:table-column table:style-name="co4" table:number-columns-repeated="9" table:default-cell-style-name="Default"/>
        <table:table-row table:style-name="ro1">
          <table:table-cell/>
          <table:table-cell table:number-columns-repeated="2" office:value-type="string">
            <text:p>Opt</text:p>
          </table:table-cell>
          <table:table-cell office:value-type="string">
            <text:p>NonOpt</text:p>
          </table:table-cell>
          <table:table-cell office:value-type="string">
            <text:p>NonOpt</text:p>
          </table:table-cell>
          <table:table-cell table:number-columns-repeated="2" office:value-type="string">
            <text:p>Opt</text:p>
          </table:table-cell>
          <table:table-cell office:value-type="string">
            <text:p>NonOpt</text:p>
          </table:table-cell>
          <table:table-cell office:value-type="string">
            <text:p>NonOpt</text:p>
          </table:table-cell>
        </table:table-row>
        <table:table-row table:style-name="ro2">
          <table:table-cell office:value-type="string">
            <text:p>Num Threads</text:p>
          </table:table-cell>
          <table:table-cell office:value-type="string">
            <text:p>Athlon Time</text:p>
          </table:table-cell>
          <table:table-cell office:value-type="string">
            <text:p>Athlon CS</text:p>
          </table:table-cell>
          <table:table-cell office:value-type="string">
            <text:p>Athlon Time</text:p>
          </table:table-cell>
          <table:table-cell office:value-type="string">
            <text:p>Athlon CS</text:p>
          </table:table-cell>
          <table:table-cell office:value-type="string">
            <text:p><text:span text:style-name="T1">Opteron</text:span> Time</text:p>
          </table:table-cell>
          <table:table-cell office:value-type="string">
            <text:p>Opteron CS</text:p>
          </table:table-cell>
          <table:table-cell office:value-type="string">
            <text:p><text:span text:style-name="T1">Opteron</text:span> Time</text:p>
          </table:table-cell>
          <table:table-cell office:value-type="string">
            <text:p>Opteron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62.81206">
            <text:p>62.81</text:p>
          </table:table-cell>
          <table:table-cell office:value-type="float" office:value="70.0462">
            <text:p>70.05</text:p>
          </table:table-cell>
          <table:table-cell office:value-type="float" office:value="95.51204">
            <text:p>95.51</text:p>
          </table:table-cell>
          <table:table-cell office:value-type="float" office:value="46.7909">
            <text:p>46.79</text:p>
          </table:table-cell>
          <table:table-cell office:value-type="float" office:value="105.74972">
            <text:p>105.75</text:p>
          </table:table-cell>
          <table:table-cell office:value-type="float" office:value="54.8196">
            <text:p>54.82</text:p>
          </table:table-cell>
          <table:table-cell office:value-type="float" office:value="121.29078">
            <text:p>121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37.21105">
            <text:p>37.21</text:p>
          </table:table-cell>
          <table:table-cell office:value-type="float" office:value="35.8279">
            <text:p>35.83</text:p>
          </table:table-cell>
          <table:table-cell office:value-type="float" office:value="46.41416">
            <text:p>46.41</text:p>
          </table:table-cell>
          <table:table-cell office:value-type="float" office:value="21.2356">
            <text:p>21.24</text:p>
          </table:table-cell>
          <table:table-cell office:value-type="float" office:value="55.69176">
            <text:p>55.69</text:p>
          </table:table-cell>
          <table:table-cell office:value-type="float" office:value="24.589">
            <text:p>24.59</text:p>
          </table:table-cell>
          <table:table-cell office:value-type="float" office:value="64.34661">
            <text:p>64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7.16514">
            <text:p>17.17</text:p>
          </table:table-cell>
          <table:table-cell office:value-type="float" office:value="22.1313">
            <text:p>22.13</text:p>
          </table:table-cell>
          <table:table-cell office:value-type="float" office:value="27.83297">
            <text:p>27.83</text:p>
          </table:table-cell>
          <table:table-cell office:value-type="float" office:value="10.1322">
            <text:p>10.13</text:p>
          </table:table-cell>
          <table:table-cell office:value-type="float" office:value="30.76087">
            <text:p>30.76</text:p>
          </table:table-cell>
          <table:table-cell office:value-type="float" office:value="12.1203">
            <text:p>12.12</text:p>
          </table:table-cell>
          <table:table-cell office:value-type="float" office:value="35.65667">
            <text:p>35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9.47979">
            <text:p>9.48</text:p>
          </table:table-cell>
          <table:table-cell office:value-type="float" office:value="15.061">
            <text:p>15.06</text:p>
          </table:table-cell>
          <table:table-cell office:value-type="float" office:value="8.15216">
            <text:p>8.15</text:p>
          </table:table-cell>
          <table:table-cell office:value-type="float" office:value="5.19453">
            <text:p>5.19</text:p>
          </table:table-cell>
          <table:table-cell office:value-type="float" office:value="16.94128">
            <text:p>16.94</text:p>
          </table:table-cell>
          <table:table-cell office:value-type="float" office:value="6.10677">
            <text:p>6.11</text:p>
          </table:table-cell>
          <table:table-cell office:value-type="float" office:value="20.34536">
            <text:p>20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6.32388">
            <text:p>6.32</text:p>
          </table:table-cell>
          <table:table-cell office:value-type="float" office:value="14.1504">
            <text:p>14.15</text:p>
          </table:table-cell>
          <table:table-cell office:value-type="float" office:value="6.63698">
            <text:p>6.64</text:p>
          </table:table-cell>
          <table:table-cell office:value-type="float" office:value="2.65843">
            <text:p>2.66</text:p>
          </table:table-cell>
          <table:table-cell office:value-type="float" office:value="11.13362">
            <text:p>11.13</text:p>
          </table:table-cell>
          <table:table-cell office:value-type="float" office:value="3.51443">
            <text:p>3.51</text:p>
          </table:table-cell>
          <table:table-cell office:value-type="float" office:value="13.47045">
            <text:p>13.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6.43022">
            <text:p>6.43</text:p>
          </table:table-cell>
          <table:table-cell office:value-type="float" office:value="13.6636">
            <text:p>13.66</text:p>
          </table:table-cell>
          <table:table-cell office:value-type="float" office:value="6.71172">
            <text:p>6.71</text:p>
          </table:table-cell>
          <table:table-cell office:value-type="float" office:value="2.25063">
            <text:p>2.25</text:p>
          </table:table-cell>
          <table:table-cell office:value-type="float" office:value="9.19925">
            <text:p>9.2</text:p>
          </table:table-cell>
          <table:table-cell office:value-type="float" office:value="2.9883">
            <text:p>2.99</text:p>
          </table:table-cell>
          <table:table-cell office:value-type="float" office:value="10.658">
            <text:p>10.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6.72049">
            <text:p>6.72</text:p>
          </table:table-cell>
          <table:table-cell office:value-type="float" office:value="13.2966">
            <text:p>13.3</text:p>
          </table:table-cell>
          <table:table-cell office:value-type="float" office:value="7.00275">
            <text:p>7</text:p>
          </table:table-cell>
          <table:table-cell office:value-type="float" office:value="1.91536">
            <text:p>1.92</text:p>
          </table:table-cell>
          <table:table-cell office:value-type="float" office:value="8.89038">
            <text:p>8.89</text:p>
          </table:table-cell>
          <table:table-cell office:value-type="float" office:value="2.73409">
            <text:p>2.73</text:p>
          </table:table-cell>
          <table:table-cell office:value-type="float" office:value="9.15626">
            <text:p>9.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7.59837">
            <text:p>7.6</text:p>
          </table:table-cell>
          <table:table-cell office:value-type="float" office:value="13.1983">
            <text:p>13.2</text:p>
          </table:table-cell>
          <table:table-cell office:value-type="float" office:value="8.07288">
            <text:p>8.07</text:p>
          </table:table-cell>
          <table:table-cell office:value-type="float" office:value="1.91277">
            <text:p>1.91</text:p>
          </table:table-cell>
          <table:table-cell office:value-type="float" office:value="10.01222">
            <text:p>10.01</text:p>
          </table:table-cell>
          <table:table-cell office:value-type="float" office:value="2.79842">
            <text:p>2.8</text:p>
          </table:table-cell>
          <table:table-cell office:value-type="float" office:value="10.02811">
            <text:p>10.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4"/>
          <table:table-cell office:value-type="float" office:value="1.94274">
            <text:p>1.94</text:p>
          </table:table-cell>
          <table:table-cell office:value-type="float" office:value="13.63098">
            <text:p>13.63</text:p>
          </table:table-cell>
          <table:table-cell office:value-type="float" office:value="2.73663">
            <text:p>2.74</text:p>
          </table:table-cell>
          <table:table-cell office:value-type="float" office:value="13.30926">
            <text:p>13.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4"/>
          <table:table-cell office:value-type="float" office:value="2.07595">
            <text:p>2.08</text:p>
          </table:table-cell>
          <table:table-cell office:value-type="float" office:value="23.7752">
            <text:p>23.78</text:p>
          </table:table-cell>
          <table:table-cell office:value-type="float" office:value="2.86805">
            <text:p>2.87</text:p>
          </table:table-cell>
          <table:table-cell office:value-type="float" office:value="23.34618">
            <text:p>23.35</text:p>
          </table:table-cell>
        </table:table-row>
      </table:table>
      <table:table table:name="single_thread" table:style-name="ta1" table:print="false">
        <office:forms form:automatic-focus="false" form:apply-design-mode="false"/>
        <table:table-column table:style-name="co4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Run Number</text:p>
          </table:table-cell>
          <table:table-cell office:value-type="string">
            <text:p>AthO3 Time</text:p>
          </table:table-cell>
          <table:table-cell office:value-type="string">
            <text:p>AthO3 CS</text:p>
          </table:table-cell>
          <table:table-cell office:value-type="string">
            <text:p>Ath Time</text:p>
          </table:table-cell>
          <table:table-cell office:value-type="string">
            <text:p>Ath CS</text:p>
          </table:table-cell>
          <table:table-cell office:value-type="string">
            <text:p>OptO3 Time</text:p>
          </table:table-cell>
          <table:table-cell office:value-type="string">
            <text:p>OptO3 CS</text:p>
          </table:table-cell>
          <table:table-cell office:value-type="string">
            <text:p>Opt Time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20374">
            <text:p>8.2</text:p>
          </table:table-cell>
          <table:table-cell office:value-type="float" office:value="687">
            <text:p>687</text:p>
          </table:table-cell>
          <table:table-cell office:value-type="float" office:value="22.3568">
            <text:p>22.36</text:p>
          </table:table-cell>
          <table:table-cell office:value-type="float" office:value="910">
            <text:p>910</text:p>
          </table:table-cell>
          <table:table-cell office:value-type="float" office:value="13.215">
            <text:p>13.22</text:p>
          </table:table-cell>
          <table:table-cell office:value-type="float" office:value="850">
            <text:p>850</text:p>
          </table:table-cell>
          <table:table-cell office:value-type="float" office:value="19.759">
            <text:p>19.76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2664">
            <text:p>7.93</text:p>
          </table:table-cell>
          <table:table-cell office:value-type="float" office:value="627">
            <text:p>627</text:p>
          </table:table-cell>
          <table:table-cell office:value-type="float" office:value="23.1207">
            <text:p>23.12</text:p>
          </table:table-cell>
          <table:table-cell office:value-type="float" office:value="910">
            <text:p>910</text:p>
          </table:table-cell>
          <table:table-cell office:value-type="float" office:value="13.2553">
            <text:p>13.26</text:p>
          </table:table-cell>
          <table:table-cell office:value-type="float" office:value="808">
            <text:p>808</text:p>
          </table:table-cell>
          <table:table-cell office:value-type="float" office:value="19.7769">
            <text:p>19.78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97365">
            <text:p>7.97</text:p>
          </table:table-cell>
          <table:table-cell office:value-type="float" office:value="695">
            <text:p>695</text:p>
          </table:table-cell>
          <table:table-cell office:value-type="float" office:value="22.4262">
            <text:p>22.43</text:p>
          </table:table-cell>
          <table:table-cell office:value-type="float" office:value="930">
            <text:p>930</text:p>
          </table:table-cell>
          <table:table-cell office:value-type="float" office:value="13.2547">
            <text:p>13.25</text:p>
          </table:table-cell>
          <table:table-cell office:value-type="float" office:value="799">
            <text:p>799</text:p>
          </table:table-cell>
          <table:table-cell office:value-type="float" office:value="20.0446">
            <text:p>20.04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24689">
            <text:p>8.25</text:p>
          </table:table-cell>
          <table:table-cell office:value-type="float" office:value="680">
            <text:p>680</text:p>
          </table:table-cell>
          <table:table-cell office:value-type="float" office:value="22.3223">
            <text:p>22.32</text:p>
          </table:table-cell>
          <table:table-cell office:value-type="float" office:value="947">
            <text:p>947</text:p>
          </table:table-cell>
          <table:table-cell office:value-type="float" office:value="13.2562">
            <text:p>13.26</text:p>
          </table:table-cell>
          <table:table-cell office:value-type="float" office:value="818">
            <text:p>818</text:p>
          </table:table-cell>
          <table:table-cell office:value-type="float" office:value="20.1843">
            <text:p>20.18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81253">
            <text:p>7.81</text:p>
          </table:table-cell>
          <table:table-cell office:value-type="float" office:value="642">
            <text:p>642</text:p>
          </table:table-cell>
          <table:table-cell office:value-type="float" office:value="22.4827">
            <text:p>22.48</text:p>
          </table:table-cell>
          <table:table-cell office:value-type="float" office:value="907">
            <text:p>907</text:p>
          </table:table-cell>
          <table:table-cell office:value-type="float" office:value="13.2497">
            <text:p>13.25</text:p>
          </table:table-cell>
          <table:table-cell office:value-type="float" office:value="809">
            <text:p>809</text:p>
          </table:table-cell>
          <table:table-cell office:value-type="float" office:value="19.6807">
            <text:p>19.68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89013">
            <text:p>7.89</text:p>
          </table:table-cell>
          <table:table-cell office:value-type="float" office:value="599">
            <text:p>599</text:p>
          </table:table-cell>
          <table:table-cell office:value-type="float" office:value="24.3377">
            <text:p>24.34</text:p>
          </table:table-cell>
          <table:table-cell office:value-type="float" office:value="934">
            <text:p>934</text:p>
          </table:table-cell>
          <table:table-cell office:value-type="float" office:value="13.2291">
            <text:p>13.23</text:p>
          </table:table-cell>
          <table:table-cell office:value-type="float" office:value="769">
            <text:p>769</text:p>
          </table:table-cell>
          <table:table-cell office:value-type="float" office:value="19.8287">
            <text:p>19.8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1212">
            <text:p>8.21</text:p>
          </table:table-cell>
          <table:table-cell office:value-type="float" office:value="626">
            <text:p>626</text:p>
          </table:table-cell>
          <table:table-cell office:value-type="float" office:value="22.3412">
            <text:p>22.34</text:p>
          </table:table-cell>
          <table:table-cell office:value-type="float" office:value="938">
            <text:p>938</text:p>
          </table:table-cell>
          <table:table-cell office:value-type="float" office:value="13.2273">
            <text:p>13.23</text:p>
          </table:table-cell>
          <table:table-cell office:value-type="float" office:value="779">
            <text:p>779</text:p>
          </table:table-cell>
          <table:table-cell office:value-type="float" office:value="19.847">
            <text:p>19.85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237">
            <text:p>7.92</text:p>
          </table:table-cell>
          <table:table-cell office:value-type="float" office:value="663">
            <text:p>663</text:p>
          </table:table-cell>
          <table:table-cell office:value-type="float" office:value="22.4174">
            <text:p>22.42</text:p>
          </table:table-cell>
          <table:table-cell office:value-type="float" office:value="939">
            <text:p>939</text:p>
          </table:table-cell>
          <table:table-cell office:value-type="float" office:value="13.2449">
            <text:p>13.24</text:p>
          </table:table-cell>
          <table:table-cell office:value-type="float" office:value="1281">
            <text:p>1281</text:p>
          </table:table-cell>
          <table:table-cell office:value-type="float" office:value="20.0794">
            <text:p>20.08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13.2241">
            <text:p>13.22</text:p>
          </table:table-cell>
          <table:table-cell office:value-type="float" office:value="805">
            <text:p>805</text:p>
          </table:table-cell>
          <table:table-cell office:value-type="float" office:value="19.7776">
            <text:p>19.78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13.2463">
            <text:p>13.25</text:p>
          </table:table-cell>
          <table:table-cell office:value-type="float" office:value="764">
            <text:p>764</text:p>
          </table:table-cell>
          <table:table-cell office:value-type="float" office:value="20.1362">
            <text:p>20.14</text:p>
          </table:table-cell>
          <table:table-cell office:value-type="float" office:value="948">
            <text:p>948</text:p>
          </table:table-cell>
        </table:table-row>
      </table:table>
      <table:table table:name="Context" table:style-name="ta1" table:print="false">
        <office:forms form:automatic-focus="false" form:apply-design-mode="false"/>
        <table:table-column table:style-name="co4" table:number-columns-repeated="4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Opt</text:p>
          </table:table-cell>
          <table:table-cell office:value-type="string">
            <text:p>Ath</text:p>
          </table:table-cell>
          <table:table-cell>
            <draw:frame table:end-cell-address="Context.J24" table:end-x="1.551cm" table:end-y="0.388cm" draw:z-index="0" draw:style-name="gr1" svg:width="14.999cm" svg:height="13.1cm" svg:x="0.101cm" svg:y="0.1cm">
              <draw:object draw:notify-on-update-of-ranges="Context.A2:Context.A282 Context.B1:Context.B1 Context.B2:Context.B282 Context.C1:Context.C1 Context.C2:Context.C2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7">
            <text:p>757</text:p>
          </table:table-cell>
          <table:table-cell office:value-type="float" office:value="3311">
            <text:p>331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245">
            <text:p>41245</text:p>
          </table:table-cell>
          <table:table-cell office:value-type="float" office:value="99937">
            <text:p>9993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2251">
            <text:p>212251</text:p>
          </table:table-cell>
          <table:table-cell office:value-type="float" office:value="137194">
            <text:p>137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6465">
            <text:p>216465</text:p>
          </table:table-cell>
          <table:table-cell office:value-type="float" office:value="120345">
            <text:p>1203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5560">
            <text:p>225560</text:p>
          </table:table-cell>
          <table:table-cell office:value-type="float" office:value="120270">
            <text:p>12027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5334">
            <text:p>225334</text:p>
          </table:table-cell>
          <table:table-cell office:value-type="float" office:value="126120">
            <text:p>1261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5875">
            <text:p>225875</text:p>
          </table:table-cell>
          <table:table-cell office:value-type="float" office:value="114734">
            <text:p>11473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3533">
            <text:p>213533</text:p>
          </table:table-cell>
          <table:table-cell office:value-type="float" office:value="120971">
            <text:p>1209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8758">
            <text:p>218758</text:p>
          </table:table-cell>
          <table:table-cell office:value-type="float" office:value="112648">
            <text:p>1126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1086">
            <text:p>221086</text:p>
          </table:table-cell>
          <table:table-cell office:value-type="float" office:value="123142">
            <text:p>1231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7742">
            <text:p>217742</text:p>
          </table:table-cell>
          <table:table-cell office:value-type="float" office:value="135777">
            <text:p>13577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0513">
            <text:p>220513</text:p>
          </table:table-cell>
          <table:table-cell office:value-type="float" office:value="131466">
            <text:p>13146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7811">
            <text:p>217811</text:p>
          </table:table-cell>
          <table:table-cell office:value-type="float" office:value="133960">
            <text:p>13396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1600">
            <text:p>221600</text:p>
          </table:table-cell>
          <table:table-cell office:value-type="float" office:value="146999">
            <text:p>1469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1744">
            <text:p>221744</text:p>
          </table:table-cell>
          <table:table-cell office:value-type="float" office:value="144916">
            <text:p>1449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9820">
            <text:p>219820</text:p>
          </table:table-cell>
          <table:table-cell office:value-type="float" office:value="135004">
            <text:p>1350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9549">
            <text:p>219549</text:p>
          </table:table-cell>
          <table:table-cell office:value-type="float" office:value="145220">
            <text:p>1452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1329">
            <text:p>221329</text:p>
          </table:table-cell>
          <table:table-cell office:value-type="float" office:value="142891">
            <text:p>14289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2851">
            <text:p>222851</text:p>
          </table:table-cell>
          <table:table-cell office:value-type="float" office:value="143663">
            <text:p>14366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3708">
            <text:p>223708</text:p>
          </table:table-cell>
          <table:table-cell office:value-type="float" office:value="137084">
            <text:p>1370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0451">
            <text:p>220451</text:p>
          </table:table-cell>
          <table:table-cell office:value-type="float" office:value="146927">
            <text:p>1469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3205">
            <text:p>223205</text:p>
          </table:table-cell>
          <table:table-cell office:value-type="float" office:value="142868">
            <text:p>14286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3004">
            <text:p>223004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0737">
            <text:p>220737</text:p>
          </table:table-cell>
          <table:table-cell office:value-type="float" office:value="133697">
            <text:p>13369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2381">
            <text:p>222381</text:p>
          </table:table-cell>
          <table:table-cell office:value-type="float" office:value="55456">
            <text:p>5545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4865">
            <text:p>8486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30">
            <text:p>1030</text:p>
          </table:table-cell>
          <table:table-cell office:value-type="float" office:value="6503">
            <text:p>65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908">
            <text:p>41908</text:p>
          </table:table-cell>
          <table:table-cell office:value-type="float" office:value="124654">
            <text:p>12465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5524">
            <text:p>275524</text:p>
          </table:table-cell>
          <table:table-cell office:value-type="float" office:value="126407">
            <text:p>12640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9961">
            <text:p>279961</text:p>
          </table:table-cell>
          <table:table-cell office:value-type="float" office:value="132202">
            <text:p>1322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1493">
            <text:p>281493</text:p>
          </table:table-cell>
          <table:table-cell office:value-type="float" office:value="124793">
            <text:p>12479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2452">
            <text:p>282452</text:p>
          </table:table-cell>
          <table:table-cell office:value-type="float" office:value="146037">
            <text:p>1460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64915">
            <text:p>264915</text:p>
          </table:table-cell>
          <table:table-cell office:value-type="float" office:value="127431">
            <text:p>1274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59761">
            <text:p>259761</text:p>
          </table:table-cell>
          <table:table-cell office:value-type="float" office:value="121589">
            <text:p>12158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62082">
            <text:p>262082</text:p>
          </table:table-cell>
          <table:table-cell office:value-type="float" office:value="137440">
            <text:p>1374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58653">
            <text:p>258653</text:p>
          </table:table-cell>
          <table:table-cell office:value-type="float" office:value="132069">
            <text:p>13206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7957">
            <text:p>257957</text:p>
          </table:table-cell>
          <table:table-cell office:value-type="float" office:value="125598">
            <text:p>12559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61797">
            <text:p>261797</text:p>
          </table:table-cell>
          <table:table-cell office:value-type="float" office:value="145584">
            <text:p>14558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142">
            <text:p>103142</text:p>
          </table:table-cell>
          <table:table-cell office:value-type="float" office:value="131036">
            <text:p>13103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37722">
            <text:p>13772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31882">
            <text:p>13188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15">
            <text:p>261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160">
            <text:p>7316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4226">
            <text:p>31422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5535">
            <text:p>295535</text:p>
          </table:table-cell>
          <table:table-cell office:value-type="float" office:value="6698">
            <text:p>66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2554">
            <text:p>282554</text:p>
          </table:table-cell>
          <table:table-cell office:value-type="float" office:value="92417">
            <text:p>9241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2433">
            <text:p>282433</text:p>
          </table:table-cell>
          <table:table-cell office:value-type="float" office:value="146666">
            <text:p>14666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2269">
            <text:p>282269</text:p>
          </table:table-cell>
          <table:table-cell office:value-type="float" office:value="153326">
            <text:p>1533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899">
            <text:p>22899</text:p>
          </table:table-cell>
          <table:table-cell office:value-type="float" office:value="119115">
            <text:p>1191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53697">
            <text:p>15369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165926">
            <text:p>16592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26830">
            <text:p>2683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57">
            <text:p>94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5024">
            <text:p>1550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379">
            <text:p>32037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15571">
            <text:p>315571</text:p>
          </table:table-cell>
          <table:table-cell office:value-type="float" office:value="6243">
            <text:p>624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3660">
            <text:p>93660</text:p>
          </table:table-cell>
          <table:table-cell office:value-type="float" office:value="57694">
            <text:p>5769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226755">
            <text:p>2267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">
            <text:p>67</text:p>
          </table:table-cell>
          <table:table-cell office:value-type="float" office:value="107442">
            <text:p>1074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2355">
            <text:p>8235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00">
            <text:p>850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4803">
            <text:p>14480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1925">
            <text:p>36192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782">
            <text:p>8578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office:value-type="float" office:value="25498">
            <text:p>2549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77214">
            <text:p>17721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46526">
            <text:p>14652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429">
            <text:p>1842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2518">
            <text:p>2325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9770">
            <text:p>2597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48664">
            <text:p>4866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9">
            <text:p>69</text:p>
          </table:table-cell>
          <table:table-cell office:value-type="float" office:value="254230">
            <text:p>25423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70038">
            <text:p>7003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6585">
            <text:p>8658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7543">
            <text:p>32754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2679">
            <text:p>82679</text:p>
          </table:table-cell>
          <table:table-cell office:value-type="float" office:value="30931">
            <text:p>3093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7">
            <text:p>67</text:p>
          </table:table-cell>
          <table:table-cell office:value-type="float" office:value="194469">
            <text:p>19446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office:value-type="float" office:value="158245">
            <text:p>1582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40505">
            <text:p>4050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1418">
            <text:p>12141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5331">
            <text:p>42533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0069">
            <text:p>1100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4">
            <text:p>74</text:p>
          </table:table-cell>
          <table:table-cell office:value-type="float" office:value="216457">
            <text:p>21645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office:value-type="float" office:value="306866">
            <text:p>30686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7">
            <text:p>10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152">
            <text:p>25315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03198">
            <text:p>6031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0769">
            <text:p>12076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8">
            <text:p>58</text:p>
          </table:table-cell>
          <table:table-cell office:value-type="float" office:value="156808">
            <text:p>156808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  <table:table-cell office:value-type="float" office:value="7194258">
            <text:p>719425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41721">
            <text:p>6417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35070">
            <text:p>103507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1615">
            <text:p>17161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98185">
            <text:p>69818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21184">
            <text:p>182118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11935">
            <text:p>191193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73762">
            <text:p>297376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749776">
            <text:p>274977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26401">
            <text:p>2026401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0630">
            <text:p>56006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9">19/05/2009</text:date>, <text:time>21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9T21:05:13</dc:date>
    <meta:editing-cycles>28</meta:editing-cycles>
    <meta:editing-duration>PT8H50M49S</meta:editing-duration>
    <meta:user-defined meta:name="Info 1"/>
    <meta:user-defined meta:name="Info 2"/>
    <meta:user-defined meta:name="Info 3"/>
    <meta:user-defined meta:name="Info 4"/>
    <meta:document-statistic meta:table-count="5" meta:cell-count="1040"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8780584335327pt" style:font-size-asian="7.98780584335327pt" style:font-size-complex="7.987805843353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cm" svg:height="13.101cm" chart:class="chart:line" chart:style-name="ch1">
        <chart:legend chart:legend-position="end" svg:x="13.575cm" svg:y="5.922cm" chart:style-name="ch2"/>
        <chart:plot-area chart:style-name="ch3" table:cell-range-address="Context.A2:Context.C282 Context.B1:Context.C282 Context.A1:Context.A1" chart:data-source-has-labels="both" svg:x="0.299cm" svg:y="0.261cm" svg:width="12.973cm" svg:height="12.315cm">
          <chart:axis chart:dimension="x" chart:name="primary-x" chart:style-name="ch4">
            <chart:categories table:cell-range-address="Context.A2:Context.A2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.B2:Context.B282" chart:label-cell-address="Context.B1:Context.B1" chart:class="chart:line">
            <chart:data-point chart:repeated="281"/>
          </chart:series>
          <chart:series chart:style-name="ch8" chart:values-cell-range-address="Context.C2:Context.C282" chart:label-cell-address="Context.C1:Context.C1" chart:class="chart:line">
            <chart:data-point chart:repeated="2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</text:p>
              </table:table-cell>
              <table:table-cell office:value-type="string">
                <text:p>A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7">
                <text:p>757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45">
                <text:p>41245</text:p>
              </table:table-cell>
              <table:table-cell office:value-type="float" office:value="99937">
                <text:p>99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251">
                <text:p>212251</text:p>
              </table:table-cell>
              <table:table-cell office:value-type="float" office:value="137194">
                <text:p>137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465">
                <text:p>216465</text:p>
              </table:table-cell>
              <table:table-cell office:value-type="float" office:value="120345">
                <text:p>12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560">
                <text:p>225560</text:p>
              </table:table-cell>
              <table:table-cell office:value-type="float" office:value="120270">
                <text:p>120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334">
                <text:p>225334</text:p>
              </table:table-cell>
              <table:table-cell office:value-type="float" office:value="126120">
                <text:p>126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875">
                <text:p>225875</text:p>
              </table:table-cell>
              <table:table-cell office:value-type="float" office:value="114734">
                <text:p>114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533">
                <text:p>213533</text:p>
              </table:table-cell>
              <table:table-cell office:value-type="float" office:value="120971">
                <text:p>120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758">
                <text:p>218758</text:p>
              </table:table-cell>
              <table:table-cell office:value-type="float" office:value="112648">
                <text:p>11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086">
                <text:p>221086</text:p>
              </table:table-cell>
              <table:table-cell office:value-type="float" office:value="123142">
                <text:p>12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742">
                <text:p>217742</text:p>
              </table:table-cell>
              <table:table-cell office:value-type="float" office:value="135777">
                <text:p>135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513">
                <text:p>220513</text:p>
              </table:table-cell>
              <table:table-cell office:value-type="float" office:value="131466">
                <text:p>131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811">
                <text:p>217811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600">
                <text:p>221600</text:p>
              </table:table-cell>
              <table:table-cell office:value-type="float" office:value="146999">
                <text:p>146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744">
                <text:p>221744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820">
                <text:p>219820</text:p>
              </table:table-cell>
              <table:table-cell office:value-type="float" office:value="135004">
                <text:p>135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549">
                <text:p>219549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329">
                <text:p>221329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851">
                <text:p>222851</text:p>
              </table:table-cell>
              <table:table-cell office:value-type="float" office:value="143663">
                <text:p>143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708">
                <text:p>223708</text:p>
              </table:table-cell>
              <table:table-cell office:value-type="float" office:value="137084">
                <text:p>13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451">
                <text:p>220451</text:p>
              </table:table-cell>
              <table:table-cell office:value-type="float" office:value="146927">
                <text:p>146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205">
                <text:p>223205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04">
                <text:p>223004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737">
                <text:p>220737</text:p>
              </table:table-cell>
              <table:table-cell office:value-type="float" office:value="133697">
                <text:p>133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381">
                <text:p>222381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865">
                <text:p>848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">
                <text:p>103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908">
                <text:p>41908</text:p>
              </table:table-cell>
              <table:table-cell office:value-type="float" office:value="124654">
                <text:p>124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524">
                <text:p>275524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961">
                <text:p>279961</text:p>
              </table:table-cell>
              <table:table-cell office:value-type="float" office:value="132202">
                <text:p>132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493">
                <text:p>281493</text:p>
              </table:table-cell>
              <table:table-cell office:value-type="float" office:value="124793">
                <text:p>124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2452">
                <text:p>282452</text:p>
              </table:table-cell>
              <table:table-cell office:value-type="float" office:value="146037">
                <text:p>146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4915">
                <text:p>264915</text:p>
              </table:table-cell>
              <table:table-cell office:value-type="float" office:value="127431">
                <text:p>127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9761">
                <text:p>259761</text:p>
              </table:table-cell>
              <table:table-cell office:value-type="float" office:value="121589">
                <text:p>121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082">
                <text:p>262082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653">
                <text:p>258653</text:p>
              </table:table-cell>
              <table:table-cell office:value-type="float" office:value="132069">
                <text:p>13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957">
                <text:p>257957</text:p>
              </table:table-cell>
              <table:table-cell office:value-type="float" office:value="125598">
                <text:p>125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797">
                <text:p>261797</text:p>
              </table:table-cell>
              <table:table-cell office:value-type="float" office:value="145584">
                <text:p>14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142">
                <text:p>103142</text:p>
              </table:table-cell>
              <table:table-cell office:value-type="float" office:value="131036">
                <text:p>13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37722">
                <text:p>137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31882">
                <text:p>131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5">
                <text:p>26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160">
                <text:p>731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26">
                <text:p>314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535">
                <text:p>29553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554">
                <text:p>282554</text:p>
              </table:table-cell>
              <table:table-cell office:value-type="float" office:value="92417">
                <text:p>924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433">
                <text:p>282433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269">
                <text:p>282269</text:p>
              </table:table-cell>
              <table:table-cell office:value-type="float" office:value="153326">
                <text:p>153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99">
                <text:p>22899</text:p>
              </table:table-cell>
              <table:table-cell office:value-type="float" office:value="119115">
                <text:p>11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53697">
                <text:p>153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165926">
                <text:p>16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57">
                <text:p>94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024">
                <text:p>1550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379">
                <text:p>320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571">
                <text:p>315571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660">
                <text:p>93660</text:p>
              </table:table-cell>
              <table:table-cell office:value-type="float" office:value="57694">
                <text:p>57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">
                <text:p>60</text:p>
              </table:table-cell>
              <table:table-cell office:value-type="float" office:value="226755">
                <text:p>226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107442">
                <text:p>107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2355">
                <text:p>823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00">
                <text:p>8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803">
                <text:p>1448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925">
                <text:p>36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782">
                <text:p>85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">
                <text:p>5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177214">
                <text:p>177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">
                <text:p>65</text:p>
              </table:table-cell>
              <table:table-cell office:value-type="float" office:value="146526">
                <text:p>146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29">
                <text:p>184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518">
                <text:p>232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770">
                <text:p>259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48664">
                <text:p>48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254230">
                <text:p>2542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70038">
                <text:p>7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585">
                <text:p>86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543">
                <text:p>327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79">
                <text:p>82679</text:p>
              </table:table-cell>
              <table:table-cell office:value-type="float" office:value="30931">
                <text:p>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">
                <text:p>67</text:p>
              </table:table-cell>
              <table:table-cell office:value-type="float" office:value="194469">
                <text:p>194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  <table:table-cell office:value-type="float" office:value="158245">
                <text:p>158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40505">
                <text:p>40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418">
                <text:p>1214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331">
                <text:p>425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9">
                <text:p>1100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216457">
                <text:p>216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">
                <text:p>62</text:p>
              </table:table-cell>
              <table:table-cell office:value-type="float" office:value="306866">
                <text:p>3068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3152">
                <text:p>2531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198">
                <text:p>6031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0769">
                <text:p>1207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">
                <text:p>58</text:p>
              </table:table-cell>
              <table:table-cell office:value-type="float" office:value="156808">
                <text:p>156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7194258">
                <text:p>7194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">
                <text:p>1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1721">
                <text:p>6417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5070">
                <text:p>10350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615">
                <text:p>1716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8185">
                <text:p>6981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21184">
                <text:p>18211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1935">
                <text:p>19119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3762">
                <text:p>29737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49776">
                <text:p>27497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6401">
                <text:p>20264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0630">
                <text:p>56006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